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Consolas1" svg:font-family="Consolas, 'Courier New', monospace"/>
    <style:font-face style:name="Geneva" svg:font-family="Geneva, Helvetica, Verdana, Arial, sans-serif"/>
    <style:font-face style:name="Lato" svg:font-family="Lato, sans-serif"/>
    <style:font-face style:name="Mangal1" svg:font-family="Mangal"/>
    <style:font-face style:name="OpenSansRegular" svg:font-family="OpenSansRegular, sans-serif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3.217cm"/>
    </style:style>
    <style:style style:name="Таблица1.B" style:family="table-column">
      <style:table-column-properties style:column-width="13.783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fo:font-style="italic"/>
    </style:style>
    <style:style style:name="P2" style:family="paragraph" style:parent-style-name="Preformatted_20_Text">
      <style:paragraph-properties fo:margin-top="0cm" fo:margin-bottom="0.499cm" style:contextual-spacing="false"/>
      <style:text-properties fo:font-style="italic"/>
    </style:style>
    <style:style style:name="P3" style:family="paragraph" style:parent-style-name="Preformatted_20_Text">
      <loext:graphic-properties draw:fill="solid" draw:fill-color="#f1f1f1" draw:opacity="100%"/>
      <style:paragraph-properties fo:margin-top="0cm" fo:margin-bottom="0.499cm" style:contextual-spacing="false" fo:orphans="2" fo:widows="2" fo:background-color="#f1f1f1" fo:padding="0.049cm" fo:border="0.06pt solid #dddddd"/>
      <style:text-properties fo:font-variant="normal" fo:text-transform="none" fo:color="#000000" loext:opacity="100%" style:font-name="monospace" fo:letter-spacing="normal" fo:font-style="normal" fo:font-weight="normal"/>
    </style:style>
    <style:style style:name="P4" style:family="paragraph" style:parent-style-name="Preformatted_20_Text">
      <loext:graphic-properties draw:fill="solid" draw:fill-color="#f1f1f1" draw:opacity="100%"/>
      <style:paragraph-properties fo:orphans="2" fo:widows="2" fo:background-color="#f1f1f1" fo:padding="0.049cm" fo:border="0.06pt solid #dddddd"/>
      <style:text-properties fo:font-variant="normal" fo:text-transform="none" fo:color="#000000" loext:opacity="100%" style:font-name="monospace" fo:letter-spacing="normal" fo:font-style="normal" fo:font-weight="normal"/>
    </style:style>
    <style:style style:name="P5" style:family="paragraph" style:parent-style-name="Standard">
      <style:text-properties officeooo:paragraph-rsid="0003c2c1"/>
    </style:style>
    <style:style style:name="P6" style:family="paragraph" style:parent-style-name="Standard">
      <style:text-properties officeooo:paragraph-rsid="00048d51"/>
    </style:style>
    <style:style style:name="P7" style:family="paragraph" style:parent-style-name="Standard">
      <style:text-properties officeooo:paragraph-rsid="000e9a81"/>
    </style:style>
    <style:style style:name="P8" style:family="paragraph" style:parent-style-name="Standard">
      <style:text-properties fo:font-size="14pt" officeooo:paragraph-rsid="0003c2c1" style:font-size-asian="14pt" style:font-size-complex="14pt"/>
    </style:style>
    <style:style style:name="P9" style:family="paragraph" style:parent-style-name="Standard">
      <style:text-properties officeooo:paragraph-rsid="002a5ebd"/>
    </style:style>
    <style:style style:name="P10" style:family="paragraph" style:parent-style-name="Standard">
      <style:text-properties fo:language="ru" fo:country="RU" officeooo:rsid="002d955d" officeooo:paragraph-rsid="002d955d"/>
    </style:style>
    <style:style style:name="P11" style:family="paragraph" style:parent-style-name="Standard">
      <style:text-properties officeooo:paragraph-rsid="00304053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.402cm" fo:text-align="start" style:justify-single-word="false" fo:orphans="2" fo:widows="2" fo:text-indent="0cm" style:auto-text-indent="false"/>
    </style:style>
    <style:style style:name="P13" style:family="paragraph" style:parent-style-name="Preformatted_20_Text">
      <style:text-properties fo:color="#000000" loext:opacity="100%" fo:font-size="14pt" fo:font-style="italic" officeooo:paragraph-rsid="002a5ebd" style:font-size-asian="14pt"/>
    </style:style>
    <style:style style:name="P14" style:family="paragraph" style:parent-style-name="Standard">
      <style:text-properties fo:font-size="14pt" officeooo:paragraph-rsid="0003c2c1" style:font-size-asian="14pt"/>
    </style:style>
    <style:style style:name="P15" style:family="paragraph" style:parent-style-name="Standard">
      <style:text-properties fo:font-size="14pt" officeooo:paragraph-rsid="0003c2c1" style:font-size-asian="14pt" style:font-size-complex="14pt"/>
    </style:style>
    <style:style style:name="P16" style:family="paragraph" style:parent-style-name="Standard">
      <style:text-properties fo:font-size="14pt" officeooo:paragraph-rsid="0008d986" style:font-size-asian="14pt"/>
    </style:style>
    <style:style style:name="P17" style:family="paragraph" style:parent-style-name="Standard">
      <style:text-properties fo:font-size="14pt" officeooo:paragraph-rsid="002a5ebd" style:font-size-asian="14pt"/>
    </style:style>
    <style:style style:name="P18" style:family="paragraph" style:parent-style-name="Standard">
      <style:text-properties fo:font-size="14pt" officeooo:paragraph-rsid="002ce9f0" style:font-size-asian="14pt"/>
    </style:style>
    <style:style style:name="P19" style:family="paragraph" style:parent-style-name="Standard">
      <style:text-properties fo:font-size="14pt" fo:font-weight="bold" officeooo:paragraph-rsid="0003c2c1" style:font-size-asian="14pt" style:font-weight-asian="bold" style:font-weight-complex="bold"/>
    </style:style>
    <style:style style:name="P20" style:family="paragraph" style:parent-style-name="Standard">
      <style:text-properties fo:font-size="14pt" fo:font-weight="bold" officeooo:paragraph-rsid="00048d51" style:font-size-asian="14pt" style:font-weight-asian="bold" style:font-weight-complex="bold"/>
    </style:style>
    <style:style style:name="P21" style:family="paragraph" style:parent-style-name="Standard">
      <style:text-properties fo:font-size="14pt" fo:language="ru" fo:country="RU" officeooo:rsid="00365d47" officeooo:paragraph-rsid="00365d47" style:font-size-asian="14pt"/>
    </style:style>
    <style:style style:name="P22" style:family="paragraph" style:parent-style-name="Standard">
      <style:text-properties fo:color="#000000" loext:opacity="100%" fo:font-size="14pt" officeooo:paragraph-rsid="002a5ebd" style:font-size-asian="14pt"/>
    </style:style>
    <style:style style:name="P23" style:family="paragraph" style:parent-style-name="Standard">
      <style:text-properties fo:color="#000000" loext:opacity="100%" style:text-line-through-style="none" style:text-line-through-type="none" fo:font-size="11.5pt" style:text-underline-style="none" officeooo:paragraph-rsid="00048d51" fo:background-color="#ff0000" style:font-size-asian="11.5pt"/>
    </style:style>
    <style:style style:name="P24" style:family="paragraph" style:parent-style-name="Standard">
      <style:text-properties style:text-line-through-style="none" style:text-line-through-type="none" style:font-name="Consolas" fo:font-size="10pt" style:text-underline-style="none" officeooo:paragraph-rsid="0003c2c1" style:font-size-asian="10pt"/>
    </style:style>
    <style:style style:name="P25" style:family="paragraph" style:parent-style-name="Standard">
      <style:text-properties style:text-line-through-style="none" style:text-line-through-type="none" fo:font-size="14pt" style:text-underline-style="none" officeooo:paragraph-rsid="00048d51" style:font-size-asian="14pt"/>
    </style:style>
    <style:style style:name="P26" style:family="paragraph" style:parent-style-name="Standard">
      <style:text-properties style:text-line-through-style="none" style:text-line-through-type="none" fo:font-size="11.5pt" style:text-underline-style="none" officeooo:paragraph-rsid="00048d51" fo:background-color="#81d41a" style:font-size-asian="11.5pt"/>
    </style:style>
    <style:style style:name="P27" style:family="paragraph" style:parent-style-name="Standard">
      <style:text-properties style:text-line-through-style="none" style:text-line-through-type="none" fo:font-size="11.5pt" style:text-underline-style="none" officeooo:paragraph-rsid="00048d51" style:font-size-asian="11.5pt"/>
    </style:style>
    <style:style style:name="P28" style:family="paragraph" style:parent-style-name="Standard">
      <style:text-properties fo:font-weight="bold" officeooo:paragraph-rsid="00048d51" style:font-weight-asian="bold" style:font-weight-complex="bold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officeooo:rsid="000a5a23" style:font-size-asian="14pt"/>
    </style:style>
    <style:style style:name="T4" style:family="text">
      <style:text-properties fo:font-size="14pt" fo:language="ru" fo:country="RU" officeooo:rsid="000e9a81" style:font-size-asian="14pt"/>
    </style:style>
    <style:style style:name="T5" style:family="text">
      <style:text-properties fo:font-size="14pt" fo:language="ru" fo:country="RU" officeooo:rsid="001b2462" style:font-size-asian="14pt"/>
    </style:style>
    <style:style style:name="T6" style:family="text">
      <style:text-properties fo:font-size="14pt" fo:language="ru" fo:country="RU" officeooo:rsid="001bc118" style:font-size-asian="14pt"/>
    </style:style>
    <style:style style:name="T7" style:family="text">
      <style:text-properties fo:font-size="14pt" fo:language="ru" fo:country="RU" officeooo:rsid="002f5d03" style:font-size-asian="14pt"/>
    </style:style>
    <style:style style:name="T8" style:family="text">
      <style:text-properties fo:font-size="14pt" fo:language="en" fo:country="US" style:font-size-asian="14pt"/>
    </style:style>
    <style:style style:name="T9" style:family="text">
      <style:text-properties fo:font-size="14pt" fo:font-weight="bold" style:font-size-asian="14pt" style:font-weight-asian="bold" style:font-weight-complex="bold"/>
    </style:style>
    <style:style style:name="T10" style:family="text">
      <style:text-properties style:font-name="Consolas" fo:font-size="10pt" style:font-size-asian="10pt"/>
    </style:style>
    <style:style style:name="T11" style:family="text">
      <style:text-properties style:text-line-through-style="none" style:text-line-through-type="none" style:font-name="Consolas" fo:font-size="10pt" style:text-underline-style="none" style:font-size-asian="10pt"/>
    </style:style>
    <style:style style:name="T12" style:family="text">
      <style:text-properties style:text-line-through-style="none" style:text-line-through-type="none" style:font-name="Consolas" fo:font-size="10pt" fo:language="ru" fo:country="RU" style:text-underline-style="none" officeooo:rsid="0032b8a9" style:font-size-asian="10pt"/>
    </style:style>
    <style:style style:name="T13" style:family="text">
      <style:text-properties style:text-line-through-style="none" style:text-line-through-type="none" style:font-name="Consolas" fo:font-size="10pt" fo:language="en" fo:country="US" style:text-underline-style="none" officeooo:rsid="0032b8a9" style:font-size-asian="10pt"/>
    </style:style>
    <style:style style:name="T14" style:family="text">
      <style:text-properties style:text-line-through-style="none" style:text-line-through-type="none" fo:font-size="14pt" style:text-underline-style="none" style:font-size-asian="14pt"/>
    </style:style>
    <style:style style:name="T15" style:family="text">
      <style:text-properties style:text-line-through-style="none" style:text-line-through-type="none" fo:font-size="14pt" style:text-underline-style="none" fo:background-color="#ffff00" loext:char-shading-value="0" style:font-size-asian="14pt"/>
    </style:style>
    <style:style style:name="T16" style:family="text">
      <style:text-properties style:text-line-through-style="none" style:text-line-through-type="none" fo:font-size="11.5pt" style:text-underline-style="none" style:font-size-asian="11.5pt"/>
    </style:style>
    <style:style style:name="T17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loext:opacity="100%" style:font-name="Arial" fo:font-size="14pt" fo:letter-spacing="normal" fo:font-style="normal" fo:font-weight="normal" style:font-size-asian="14pt" style:font-size-complex="14pt" loext:padding="0cm" loext:border="none"/>
    </style:style>
    <style:style style:name="T19" style:family="text">
      <style:text-properties fo:font-variant="normal" fo:text-transform="none" fo:color="#000000" loext:opacity="100%" fo:font-size="14pt" fo:letter-spacing="normal" style:font-size-asian="14pt" style:font-size-complex="14pt"/>
    </style:style>
    <style:style style:name="T20" style:family="text">
      <style:text-properties fo:font-variant="normal" fo:text-transform="none" fo:color="#000000" loext:opacity="100%" style:font-name="monospace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00" loext:opacity="100%" style:font-name="OpenSansRegular" fo:font-size="9.60000038146973pt" fo:letter-spacing="normal" fo:font-style="normal" fo:font-weight="normal" style:font-size-asian="14pt"/>
    </style:style>
    <style:style style:name="T22" style:family="text">
      <style:text-properties fo:font-variant="normal" fo:text-transform="none" fo:color="#000000" loext:opacity="100%" style:font-name="Consolas1" fo:font-size="11pt" fo:letter-spacing="normal" fo:font-style="normal" fo:font-weight="normal" style:font-size-asian="11pt" style:font-weight-asian="normal" style:font-size-complex="11pt" style:font-weight-complex="normal" loext:padding="0cm" loext:border="none"/>
    </style:style>
    <style:style style:name="T23" style:family="text">
      <style:text-properties fo:font-variant="normal" fo:text-transform="none" fo:color="#000000" loext:opacity="100%" fo:font-size="11pt" fo:letter-spacing="normal" fo:font-weight="normal" style:font-size-asian="11pt" style:font-weight-asian="normal" style:font-size-complex="11pt" style:font-weight-complex="normal" loext:padding="0cm" loext:border="none"/>
    </style:style>
    <style:style style:name="T24" style:family="text">
      <style:text-properties fo:font-variant="normal" fo:text-transform="none" fo:color="#000000" loext:opacity="100%" style:font-name="verdana" fo:font-size="14pt" fo:letter-spacing="normal" fo:font-style="normal" fo:font-weight="normal" style:font-size-asian="14pt" style:font-size-complex="14pt"/>
    </style:style>
    <style:style style:name="T25" style:family="text">
      <style:text-properties fo:font-variant="normal" fo:text-transform="none" fo:color="#2b2b2b" loext:opacity="100%" style:font-name="Lato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2b2b2b" loext:opacity="100%" style:font-name="inherit" fo:font-size="14pt" fo:letter-spacing="normal" fo:font-style="italic" fo:font-weight="normal" style:font-size-asian="14pt" style:font-size-complex="14pt" loext:padding="0cm" loext:border="none"/>
    </style:style>
    <style:style style:name="T27" style:family="text">
      <style:text-properties fo:font-variant="normal" fo:text-transform="none" fo:color="#2b2b2b" loext:opacity="100%" style:font-name="inherit" fo:font-size="14pt" fo:letter-spacing="normal" fo:language="ru" fo:country="RU" fo:font-weight="normal" officeooo:rsid="00160bbb" style:font-size-asian="14pt" style:font-size-complex="14pt" loext:padding="0cm" loext:border="none"/>
    </style:style>
    <style:style style:name="T28" style:family="text">
      <style:text-properties fo:font-variant="normal" fo:text-transform="none" fo:color="#444444" loext:opacity="100%" style:font-name="Geneva" fo:font-size="14pt" fo:letter-spacing="normal" fo:font-style="normal" fo:font-weight="normal" style:font-size-asian="14pt" style:font-size-complex="14pt"/>
    </style:style>
    <style:style style:name="T29" style:family="text">
      <style:text-properties fo:color="#000000" loext:opacity="100%" fo:font-size="14pt" style:font-size-asian="14pt"/>
    </style:style>
    <style:style style:name="T30" style:family="text">
      <style:text-properties fo:color="#000000" loext:opacity="100%" fo:font-size="14pt" style:font-size-asian="14pt" style:font-size-complex="14pt"/>
    </style:style>
    <style:style style:name="T31" style:family="text">
      <style:text-properties fo:color="#000000" loext:opacity="100%" fo:font-size="14pt" fo:language="ru" fo:country="RU" officeooo:rsid="000e6748" style:font-size-asian="14pt" style:font-size-complex="14pt"/>
    </style:style>
    <style:style style:name="T32" style:family="text">
      <style:text-properties fo:color="#000000" loext:opacity="100%" style:text-line-through-style="none" style:text-line-through-type="none" fo:font-size="14pt" style:text-underline-style="none" fo:background-color="#ffff00" loext:char-shading-value="0" style:font-size-asian="14pt"/>
    </style:style>
    <style:style style:name="T3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1. Перечислите свойства внутренних и вложенных классов?</text:p>
      <text:p text:style-name="P5"><text:span text:style-name="T25">Класс, который объявляется в пределах фигурных скобок другого класса, называется </text:span><text:span text:style-name="Strong_20_Emphasis"><text:span text:style-name="Emphasis"><text:span text:style-name="T26">вложенным </text:span></text:span></text:span><text:span text:style-name="Emphasis"><text:span text:style-name="T27">или внутренним </text:span></text:span><text:span text:style-name="Strong_20_Emphasis"><text:span text:style-name="Emphasis"><text:span text:style-name="T26">классом</text:span></text:span></text:span><text:span text:style-name="T25">.</text:span><text:span text:style-name="T1"> </text:span></text:p>
      <text:p text:style-name="P8"/>
      <text:p text:style-name="P5"><text:span text:style-name="T28">Вложенные классы имеют доступ ко всем членам, видимым содержащему их классу, даже если эти члены являются приватными.</text:span><text:span text:style-name="T2"> <text:line-break/></text:span><text:span text:style-name="T28">Вложенные классы, объявленные как public, позволяют создавать экземпляры коду, внешнему по отношению к охватывающему классу. Нотация обращения к вложенному классу подобна уточнению пространств имен. </text:span><text:span text:style-name="T2"> <text:line-break/><text:line-break/></text:span><text:span text:style-name="T20">public class A {</text:span></text:p>
      <text:p text:style-name="P4">public class В</text:p>
      <text:p text:style-name="P4">{</text:p>
      <text:p text:style-name="P4">}</text:p>
      <text:p text:style-name="P4">public class EntryPoint {</text:p>
      <text:p text:style-name="P4">static void Main() {</text:p>
      <text:p text:style-name="P4">А.В b = new A.B () ;</text:p>
      <text:p text:style-name="P4">}</text:p>
      <text:p text:style-name="P3">}</text:p>
      <text:p text:style-name="P8"/>
      <text:p text:style-name="P14"/>
      <text:p text:style-name="P5"><text:span text:style-name="T9">2. Что такое статический класс и какие у него свойства?</text:span><text:span text:style-name="T1"><text:line-break/></text:span><text:span text:style-name="T3">Статический класс — это класс, от которого нельзя создать экземпляры. </text:span><text:span text:style-name="T1"><text:line-break/></text:span><text:span text:style-name="T17">Класс считается статическим, если при его создании, перед ключевым словом </text:span><text:span text:style-name="Strong_20_Emphasis"><text:span text:style-name="T18">class</text:span></text:span><text:span text:style-name="T19"> </text:span><text:span text:style-name="T17">указывается ключевое слово </text:span><text:span text:style-name="Strong_20_Emphasis"><text:span text:style-name="T18">static</text:span></text:span><text:span text:style-name="T17">. Определение класса статическим, означает то, что этот класс является набором только статических сущностей (полей, методов, свойств и т.п.), и, </text:span><text:span text:style-name="Strong_20_Emphasis"><text:span text:style-name="T18">внимание</text:span></text:span><text:span text:style-name="T17">, создавать объекты такого класс нельзя!</text:span><text:span text:style-name="T30"> <text:line-break/></text:span><text:span text:style-name="T31">Некоторые свойства: </text:span><text:span text:style-name="T1"><text:line-break/>►прямой потомок System.Object </text:span></text:p>
      <text:p text:style-name="P16">►экземпляры такого класса создавать запрещено </text:p>
      <text:p text:style-name="P16">►не должен реализовывать никаких интерфейсов (не вызвать) </text:p>
      <text:p text:style-name="P16">►нельзя использовать в качестве поля, параметра метода или локальной переменной </text:p>
      <text:p text:style-name="P16">►от него запрещено наследовать</text:p>
      <text:p text:style-name="P16">►все элементы такого класса должны явным образом объявляться с модификатором static </text:p>
      <text:p text:style-name="P16">►может иметь статический <text:s/>конструктор</text:p>
      <text:p text:style-name="P7"><text:span text:style-name="T1">►Компилятор не создает автоматически конструктор по умолчанию<text:line-break/>►</text:span><text:span text:style-name="T4">К</text:span><text:span text:style-name="T17">ласс не может иметь перегруженных операций.</text:span><text:span text:style-name="T1"> <text:line-break/></text:span></text:p>
      <text:p text:style-name="P19">3. Каково назначение перегрузки операторов?</text:p>
      <text:p text:style-name="P5"><text:span text:style-name="T21">Язык C# предоставляет возможность строить специальные классы и структуры, которые также уникально реагируют на один и тот же набор базовых лексем (вроде операции +).</text:span><text:span text:style-name="T1"> </text:span></text:p>
      <text:p text:style-name="P19"><text:soft-page-break/>4. Как используется ключевое слово operator?</text:p>
      <text:p text:style-name="P9"><text:span text:style-name="T1"><text:line-break/></text:span><text:span text:style-name="T21">Перегрузка операторов тесно связана с перегрузкой методов. Для перегрузки оператора служит ключевое слово </text:span><text:span text:style-name="Strong_20_Emphasis"><text:span text:style-name="T29">operator</text:span></text:span><text:span text:style-name="T21">, определяющее операторный метод, который, в свою очередь, определяет действие оператора относительно своего класса. Существуют две формы операторных методов (operator): одна - для унарных операторов, другая - для бинарных. Ниже приведена общая форма для каждой разновидности этих методов:</text:span><text:span text:style-name="T29"> </text:span></text:p>
      <text:p text:style-name="P22"/>
      <text:p text:style-name="P13">// Общая форма перегрузки унарного оператора.</text:p>
      <text:p text:style-name="P1">public static возвращаемый_тип operator op(тип_параметра операнд)</text:p>
      <text:p text:style-name="P1">{</text:p>
      <text:p text:style-name="P1">// операции</text:p>
      <text:p text:style-name="P1">}</text:p>
      <text:p text:style-name="Preformatted_20_Text"/>
      <text:p text:style-name="P1">// Общая форма перегрузки бинарного оператора.</text:p>
      <text:p text:style-name="P1">public static возвращаемый_тип operator op(тип_параметра1 операнд1,</text:p>
      <text:p text:style-name="P1">тип_параметра2 операнд2)</text:p>
      <text:p text:style-name="P1">{</text:p>
      <text:p text:style-name="P1">// операции</text:p>
      <text:p text:style-name="P2">}</text:p>
      <text:p text:style-name="P17"><text:line-break/><text:line-break/></text:p>
      <text:p text:style-name="P19">5. Какие операции нельзя перегружать в C#?</text:p>
      <text:p text:style-name="P18"><text:line-break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Table_20_Contents">[]</text:p>
          </table:table-cell>
          <table:table-cell table:style-name="Таблица1.A1" office:value-type="string">
            <text:p text:style-name="Table_20_Contents">Операция [] не может быть перегружена. Oднако, аналогичную функциональность предлагают индексаторы</text:p>
          </table:table-cell>
        </table:table-row>
        <table:table-row>
          <table:table-cell table:style-name="Таблица1.A1" office:value-type="string">
            <text:p text:style-name="Table_20_Contents">()</text:p>
          </table:table-cell>
          <table:table-cell table:style-name="Таблица1.A1" office:value-type="string">
            <text:p text:style-name="Table_20_Contents">Операция () не может быть перегружена. Однако ту же функциональность предоставляют специальные методы преобразования</text:p>
          </table:table-cell>
        </table:table-row>
        <table:table-row>
          <table:table-cell table:style-name="Таблица1.A1" office:value-type="string">
            <text:p text:style-name="Table_20_Contents">+=, -=, *=, /=, %=, &amp;=, |=, ^=, &lt;&lt;=, &gt;&gt;=</text:p>
          </table:table-cell>
          <table:table-cell table:style-name="Таблица1.A1" office:value-type="string">
            <text:p text:style-name="Table_20_Contents">Сокращенные операции присваивания не могут перегружаться; однако вы получаете их автоматически, перегружая соответствующую бинарную операцию</text:p>
          </table:table-cell>
        </table:table-row>
      </table:table>
      <text:p text:style-name="P18"><text:line-break/></text:p>
      <text:p text:style-name="P19">6. Можно ли перегрузкой отменить очередность выполнения операции?</text:p>
      <text:p text:style-name="P21">Нет.</text:p>
      <text:p text:style-name="P21"/>
      <text:p text:style-name="P19">7. Истинно ли следующее утверждение: операция &gt;= может быть перегружена.</text:p>
      <text:p text:style-name="P10"><text:span text:style-name="T1">Да, </text:span><text:span text:style-name="T8"><text:s/></text:span><text:span text:style-name="T1">но только в паре с &lt;</text:span><text:span text:style-name="T8">=<text:line-break/></text:span></text:p>
      <text:p text:style-name="P5"><text:span text:style-name="T9">8. Сколько аргументов требуется для определения перегруженной унарной операции?</text:span><text:span text:style-name="T1"><text:line-break/></text:span><text:span text:style-name="T7">Один.</text:span></text:p>
      <text:p text:style-name="P14"/>
      <text:p text:style-name="P5"><text:span text:style-name="T9">9. Можно ли перегружать операцию []?</text:span><text:span text:style-name="T1"><text:line-break/></text:span><text:span text:style-name="T5">Нет, но можно перегрузить индексатор.</text:span></text:p>
      <text:p text:style-name="P14"/>
      <text:p text:style-name="P5"><text:soft-page-break/><text:span text:style-name="T9">10. Можно ли перегружать операцию ?</text:span><text:span text:style-name="T1"><text:line-break/><text:line-break/></text:span><text:span text:style-name="T6">Нет.</text:span></text:p>
      <text:p text:style-name="P14"/>
      <text:p text:style-name="P19">11. Приведите пример оператора приведения типа</text:p>
      <text:p text:style-name="P11"><text:span text:style-name="T1"><text:line-break/></text:span><text:span text:style-name="Source_20_Text"><text:span text:style-name="T22">public</text:span></text:span><text:span text:style-name="T22"> </text:span><text:span text:style-name="Source_20_Text"><text:span text:style-name="T22">static</text:span></text:span><text:span text:style-name="T22"> </text:span><text:span text:style-name="Source_20_Text"><text:span text:style-name="T22">implicit|explicit</text:span></text:span><text:span text:style-name="T22"> </text:span><text:span text:style-name="Source_20_Text"><text:span text:style-name="T22">operator</text:span></text:span><text:span text:style-name="T22"> </text:span><text:span text:style-name="Source_20_Text"><text:span text:style-name="T22">Тип_в_который_надо_преобразовать(исходный_тип param)</text:span></text:span></text:p>
      <text:p text:style-name="P12"><text:span text:style-name="Source_20_Text"><text:span text:style-name="T22">{</text:span></text:span></text:p>
      <text:p text:style-name="P12"><text:span text:style-name="Source_20_Text"><text:span text:style-name="T23">    </text:span></text:span><text:span text:style-name="Source_20_Text"><text:span text:style-name="T22">// логика преобразования</text:span></text:span></text:p>
      <text:p text:style-name="P12"><text:span text:style-name="Source_20_Text"><text:span text:style-name="T22">}</text:span></text:span></text:p>
      <text:p text:style-name="P11"><text:span text:style-name="T24">После модификаторов public static</text:span><text:span text:style-name="T19"> </text:span><text:span text:style-name="T24">идет ключевое слово explicit</text:span><text:span text:style-name="T19"> </text:span><text:span text:style-name="T24">(если преобразование явное, то есть нужна операция приведения типов) или implicit</text:span><text:span text:style-name="T19"> </text:span><text:span text:style-name="T24">(если преобразование неявное). Затем идет ключевое слово operator</text:span><text:span text:style-name="T19"> </text:span><text:span text:style-name="T24">и далее возвращаемый тип, в который надо преобразовать объект. В скобках в качестве параметра передается объект, который надо преобразовать.</text:span><text:span text:style-name="T2"> </text:span><text:span text:style-name="T1"><text:line-break/></text:span></text:p>
      <text:p text:style-name="P19">12. Что такое метод расширения? Как и где его можно использовать?</text:p>
      <text:p text:style-name="P14"><text:line-break/>Методы расширения (extension methods) позволяют добавлять новые методы в уже существующие типы без создания нового производного класса.<text:line-break/></text:p>
      <text:p text:style-name="P20">13. Пусть дан фрагмент кода определения оператора преобразования типа. Определить форму преобразования.</text:p>
      <text:p text:style-name="P20"/>
      <text:p text:style-name="P6"><text:span text:style-name="T10">public static implicit operator Point2D(Point3D a) </text:span><text:span text:style-name="T11">{/* код*/;}<text:line-break/><text:line-break/></text:span><text:span text:style-name="T12">Неявная форма преобразования, так как стоит ключевое слово </text:span><text:span text:style-name="T13">implicit.</text:span></text:p>
      <text:p text:style-name="P24"/>
      <text:p text:style-name="P28"><text:span text:style-name="T14">14. Выберите </text:span><text:span text:style-name="T15">верное</text:span><text:span text:style-name="T14"> утверждение.</text:span></text:p>
      <text:p text:style-name="P25">Метод расширения может: </text:p>
      <text:p text:style-name="P26">1) получать доступ к public членам расширяемого класса</text:p>
      <text:p text:style-name="P27">2) получать доступ к protected членам расширяемого класса</text:p>
      <text:p text:style-name="P27">3) получать доступ к internal членам расширяемого класса</text:p>
      <text:p text:style-name="P27">4) быть объявлен в любом классе</text:p>
      <text:p text:style-name="P27">5) быть без параметров</text:p>
      <text:p text:style-name="P27"/>
      <text:p text:style-name="P28"><text:span text:style-name="T14">15. Выберите из списка </text:span><text:span text:style-name="T32">неверное</text:span><text:span text:style-name="T14"> правило перегрузки операторов для C#.</text:span></text:p>
      <text:p text:style-name="P27">1) префиксные операции ++ и – – перегружаются парами</text:p>
      <text:p text:style-name="P27">2) операции сравнения перегружаются парами: == и != ; &lt; и &gt;;&lt;= и &gt;=</text:p>
      <text:p text:style-name="P27">3) перегруженные операции обязаны возвращать значения</text:p>
      <text:p text:style-name="P23">4) должны объявляться как protected </text:p>
      <text:p text:style-name="P6"><text:span text:style-name="T14">5) </text:span><text:span text:style-name="T16">true и false можно перегружать 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Consolas1" svg:font-family="Consolas, 'Courier New', monospace"/>
    <style:font-face style:name="Geneva" svg:font-family="Geneva, Helvetica, Verdana, Arial, sans-serif"/>
    <style:font-face style:name="Lato" svg:font-family="Lato, sans-serif"/>
    <style:font-face style:name="Mangal1" svg:font-family="Mangal"/>
    <style:font-face style:name="OpenSansRegular" svg:font-family="OpenSansRegular, sans-serif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3T17:11:00</meta:creation-date>
    <meta:generator>LibreOffice/7.0.0.3$Windows_X86_64 LibreOffice_project/8061b3e9204bef6b321a21033174034a5e2ea88e</meta:generator>
    <dc:date>2020-10-18T14:15:49.791000000</dc:date>
    <meta:editing-duration>PT2H30M51S</meta:editing-duration>
    <meta:editing-cycles>41</meta:editing-cycles>
    <meta:initial-creator>pnv</meta:initial-creator>
    <meta:document-statistic meta:table-count="1" meta:image-count="0" meta:object-count="0" meta:page-count="3" meta:paragraph-count="74" meta:word-count="648" meta:character-count="4810" meta:non-whitespace-character-count="4191"/>
  </office:meta>
</office:document-meta>
</file>